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 fo:language="de" fo:country="DE"/>
    </style:style>
    <style:style style:name="T7" style:parent-style-name="DefaultParagraphFont" style:family="text">
      <style:text-properties fo:font-weight="bold" style:font-weight-asian="bold" style:font-weight-complex="bold" fo:language="de" fo:country="DE"/>
    </style:style>
    <style:style style:name="P8" style:parent-style-name="Standard" style:family="paragraph">
      <style:text-properties fo:language="de" fo:country="DE"/>
    </style:style>
    <style:style style:name="P9" style:parent-style-name="Standard" style:family="paragraph">
      <style:text-properties fo:language="de" fo:country="DE"/>
    </style:style>
    <style:style style:name="P10" style:parent-style-name="Standard" style:family="paragraph">
      <style:text-properties fo:language="de" fo:country="DE"/>
    </style:style>
    <style:style style:name="P11" style:parent-style-name="Standard" style:family="paragraph">
      <style:text-properties fo:language="de" fo:country="DE"/>
    </style:style>
    <style:style style:name="P12" style:parent-style-name="Standard" style:family="paragraph">
      <style:text-properties fo:language="de" fo:country="DE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>
      <style:text-properties fo:language="de" fo:country="DE"/>
    </style:style>
    <style:style style:name="P15" style:parent-style-name="Standard" style:family="paragraph">
      <style:text-properties fo:language="de" fo:country="DE"/>
    </style:style>
    <style:style style:name="P16" style:parent-style-name="Standard" style:family="paragraph">
      <style:text-properties fo:language="de" fo:country="DE"/>
    </style:style>
    <style:style style:name="P17" style:parent-style-name="Standard" style:family="paragraph">
      <style:text-properties fo:language="de" fo:country="DE"/>
    </style:style>
    <style:style style:name="P18" style:parent-style-name="Standard" style:family="paragraph">
      <style:text-properties fo:language="fr" fo:country="FR"/>
    </style:style>
    <style:style style:name="P19" style:parent-style-name="Standard" style:family="paragraph">
      <style:text-properties fo:language="fr" fo:country="FR"/>
    </style:style>
    <style:style style:name="P20" style:parent-style-name="Standard" style:family="paragraph">
      <style:text-properties fo:language="fr" fo:country="FR"/>
    </style:style>
    <style:style style:name="P21" style:parent-style-name="Standard" style:family="paragraph">
      <style:text-properties fo:language="fr" fo:country="FR"/>
    </style:style>
    <style:style style:name="P22" style:parent-style-name="Standard" style:family="paragraph">
      <style:text-properties fo:language="fr" fo:country="FR"/>
    </style:style>
    <style:style style:name="P23" style:parent-style-name="Standard" style:family="paragraph">
      <style:text-properties fo:language="fr" fo:country="FR"/>
    </style:style>
    <style:style style:name="P24" style:parent-style-name="Standard" style:family="paragraph">
      <style:text-properties fo:language="fr" fo:country="FR"/>
    </style:style>
    <style:style style:name="P25" style:parent-style-name="Standard" style:family="paragraph">
      <style:text-properties fo:language="fr" fo:country="FR"/>
    </style:style>
    <style:style style:name="P26" style:parent-style-name="Standard" style:family="paragraph">
      <style:text-properties fo:language="fr" fo:country="FR"/>
    </style:style>
    <style:style style:name="P27" style:parent-style-name="Standard" style:family="paragraph">
      <style:text-properties fo:language="fr" fo:country="FR"/>
    </style:style>
    <style:style style:name="P28" style:parent-style-name="Standard" style:family="paragraph">
      <style:text-properties fo:language="fr" fo:country="FR"/>
    </style:style>
    <style:style style:name="P29" style:parent-style-name="Standard" style:family="paragraph">
      <style:text-properties fo:language="fr" fo:country="FR"/>
    </style:style>
    <style:style style:name="P30" style:parent-style-name="Standard" style:family="paragraph">
      <style:text-properties fo:language="es" fo:country="ES"/>
    </style:style>
    <style:style style:name="P31" style:parent-style-name="Standard" style:family="paragraph">
      <style:text-properties fo:language="es" fo:country="ES"/>
    </style:style>
    <style:style style:name="P32" style:parent-style-name="Standard" style:family="paragraph">
      <style:text-properties fo:language="es" fo:country="ES"/>
    </style:style>
  </office:automatic-styles>
  <office:body>
    <office:text text:use-soft-page-breaks="true">
      <text:p text:style-name="P1"><text:bookmark-start text:name="_GoBack"/><text:bookmark-end text:name="_GoBack"/>Update ipTUMVPN before running 1_, 2_, 3_!!!</text:p>
      <text:p text:style-name="Standard"/>
      <text:p text:style-name="Standard">In VM screens, stay in<text:s/><text:span text:style-name="T2">aygun_multiLinkMeas/measurements/</text:span><text:s/>directory to delete the pcap files after you saved them on the PC!</text:p>
      <text:p text:style-name="Standard">During measurements, permanent terminals: 1.<text:s/><text:span text:style-name="T3">vm1</text:span><text:s/>(~/aygun_multiLinkMeas/measurements), 2.<text:s/><text:span text:style-name="T4">vm2</text:span><text:s/>(~/aygun_multiLinkMeas/measurements), 3.<text:s/><text:span text:style-name="T5">oainuc3</text:span><text:s/>(in ~/aygun_droneMeas/measurements), 4.<text:s/><text:span text:style-name="T6">TUM<text:s/></text:span><text:span text:style-name="T7">server</text:span></text:p>
      <text:p text:style-name="P8"/>
      <text:p text:style-name="P9">TUM Static 172.24.25.113</text:p>
      <text:p text:style-name="P10"/>
      <text:p text:style-name="P11">Vm1: 129.187.211.246</text:p>
      <text:p text:style-name="P12">vm2: 129.187.211.248</text:p>
      <text:p text:style-name="P13">tum vm: 129.187.212.100</text:p>
      <text:p text:style-name="P14"/>
      <text:p text:style-name="P15"/>
      <text:p text:style-name="P16">vm1</text:p>
      <text:p text:style-name="P17">1. src port: 47813</text:p>
      <text:p text:style-name="P18">2. dst port: 47811</text:p>
      <text:p text:style-name="P19"/>
      <text:p text:style-name="P20">vm2</text:p>
      <text:p text:style-name="P21">1. src port: 47814</text:p>
      <text:p text:style-name="P22">2. dst port: 47812</text:p>
      <text:p text:style-name="P23"/>
      <text:p text:style-name="P24">vmServer</text:p>
      <text:p text:style-name="P25">1. src port1:47813</text:p>
      <text:p text:style-name="P26">2. dst port1:47811</text:p>
      <text:p text:style-name="P27">3. src port2:47814</text:p>
      <text:p text:style-name="P28">4.<text:s/>dst port2:47812</text:p>
      <text:p text:style-name="P29"/>
      <text:p text:style-name="Standard">1. set up dongles in 14db mode</text:p>
      <text:p text:style-name="Standard">2. run 00_ : connect VM to VPN</text:p>
      <text:p text:style-name="Standard">3. Update IP addresses on automatization files</text:p>
      <text:p text:style-name="Standard">4. run 0_ : connect TUM VM to VPN</text:p>
      <text:p text:style-name="Standard">5. run 1_: edit scapy files with src and dst Ips</text:p>
      <text:p text:style-name="Standard">6. run 2_: Run scapy files</text:p>
      <text:p text:style-name="Standard">7. run 3_:</text:p>
      <text:p text:style-name="Standard">10. delete recoded meas files at Vms</text:p>
      <text:p text:style-name="Standard"/>
      <text:p text:style-name="Standard">Important commands:</text:p>
      <text:p text:style-name="Standard">1. sudo usb_modeswitch -v 12d1 -p 1f01 -J</text:p>
      <text:p text:style-name="Standard">2. sudo usb_modeswitch -v 0x12d1 -p 0x1f01 -V 0x12d1 -P 0x1001 -M "55534243000000000000000000000611060000000000000000000000000000"</text:p>
      <text:p text:style-name="P30">3. sudo modprobe usbserial vendor=0x12d1 product=0x1f01 -v</text:p>
      <text:p text:style-name="P31">4. sudo mmcli -m 0</text:p>
      <text:p text:style-name="P32">5. sudo mmcli -L</text:p>
      <text:p text:style-name="Standard">6. sudo mmcli <text:s/>-m 0 –location-get</text:p>
      <text:p text:style-name="Standard">7. sudo mmcli -m 0 –simple-connect="apn=internet.t-mobile"</text:p>
      <text:p text:style-name="Standard">8. sudo nmcli device status</text:p>
      <text:p text:style-name="Standard"/>
      <text:p text:style-name="Standard">DOUBLE check the port number of mmcli before running getLoc.sh!!!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ALTACI, Ayguen</meta:initial-creator>
    <dc:creator>BALTACI, Ayguen</dc:creator>
    <meta:creation-date>2019-08-22T13:54:00Z</meta:creation-date>
    <dc:date>2020-06-04T12:29:00Z</dc:date>
    <meta:template xlink:href="Normal.dotm" xlink:type="simple"/>
    <meta:editing-cycles>2</meta:editing-cycles>
    <meta:editing-duration>PT0S</meta:editing-duration>
    <meta:document-statistic meta:page-count="1" meta:paragraph-count="2" meta:word-count="205" meta:character-count="1374" meta:row-count="9" meta:non-whitespace-character-count="1171"/>
  </office:meta>
</office:document-meta>
</file>